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9304" calcext:value-type="float">
            <text:p>107.9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1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8392" calcext:value-type="float">
            <text:p>106.7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3656" calcext:value-type="float">
            <text:p>106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8528" calcext:value-type="float">
            <text:p>116.2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272" calcext:value-type="float">
            <text:p>109.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1712" calcext:value-type="float">
            <text:p>106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6224" calcext:value-type="float">
            <text:p>106.1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2112" calcext:value-type="float">
            <text:p>106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132" calcext:value-type="float">
            <text:p>105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2408" calcext:value-type="float">
            <text:p>105.3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4392" calcext:value-type="float">
            <text:p>105.2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0696" calcext:value-type="float">
            <text:p>105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1032" calcext:value-type="float">
            <text:p>105.0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6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6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6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805</text:p>
          </table:table-cell>
          <table:table-cell office:value-type="string" calcext:value-type="string">
            <text:p>Morse SE Quad (south)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